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s trošk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yní nastala vhodná chvíle zaútočit na pavouky. Pozor ale na jejich lepkavé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kdy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najít cestu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hle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ďá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íci postavili stavby blokující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3">00.00.0000</text:date>, <text:time style:data-style-name="N2" text:time-value="18:37:55.865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9-03T18:49:51.688000000</dc:date>
    <meta:editing-duration>P1DT57M14S</meta:editing-duration>
    <meta:editing-cycles>97</meta:editing-cycles>
    <meta:document-statistic meta:table-count="1" meta:cell-count="1531" meta:object-count="0"/>
  </office:meta>
</office:document-meta>
</file>